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/>
      <style:paragraph-properties style:writing-mode="lr-tb"/>
    </style:style>
    <style:style style:name="gr2" style:family="graphic" style:parent-style-name="objectwithoutfill">
      <style:graphic-properties draw:marker-start="Diamond" draw:marker-start-width="0.508cm" draw:marker-end="" draw:marker-end-width="0.508cm" draw:fill="none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12cm" fo:min-width="1.166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loext:graphic-properties draw:fill-color="#ffffff"/>
      <style:paragraph-properties fo:text-align="star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9cm" svg:height="2cm" svg:x="4.3cm" svg:y="7.3cm">
          <text:p text:style-name="P1">Lamp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3.9cm" svg:height="2.6cm" svg:x="4.3cm" svg:y="9.3cm">
          <text:p text:style-name="P3">SwitchOn()</text:p>
          <text:p text:style-name="P3">SwitchOff()</text:p>
          <text:p text:style-name="P3">...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9cm" svg:height="2cm" svg:x="10.6cm" svg:y="7.3cm">
          <text:p text:style-name="P1">SmartHome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6.9cm" svg:height="2.6cm" svg:x="10.6cm" svg:y="9.3cm">
          <text:p text:style-name="P3">SwitchAll(on:bool)</text:p>
          <text:p text:style-name="P3">...</text:p>
          <draw:enhanced-geometry svg:viewBox="0 0 21600 21600" draw:type="rectangle" draw:enhanced-path="M 0 0 L 21600 0 21600 21600 0 21600 0 0 Z N"/>
        </draw:custom-shape>
        <draw:line draw:style-name="gr2" draw:text-style-name="P5" draw:layer="layout" svg:x1="10.5cm" svg:y1="8.4cm" svg:x2="8.3cm" svg:y2="8.4cm">
          <text:p/>
        </draw:line>
        <draw:frame draw:style-name="gr3" draw:text-style-name="P6" draw:layer="layout" svg:width="1.666cm" svg:height="1.962cm" svg:x="8.1cm" svg:y="7.3cm">
          <draw:text-box>
            <text:p>0..N</text:p>
          </draw:text-box>
        </draw:frame>
        <draw:custom-shape draw:style-name="gr1" draw:text-style-name="P2" draw:layer="layout" svg:width="3.9cm" svg:height="2cm" svg:x="9cm" svg:y="14.5cm">
          <text:p text:style-name="P1">TV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3.9cm" svg:height="2.6cm" svg:x="9cm" svg:y="16.5cm">
          <text:p text:style-name="P3">SwitchOn()</text:p>
          <text:p text:style-name="P3">SwitchOff()</text:p>
          <text:p text:style-name="P3">...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4cm" svg:height="2cm" svg:x="20.1cm" svg:y="7.4cm">
          <text:p text:style-name="P1">AirConditioner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4.4cm" svg:height="2.6cm" svg:x="20.1cm" svg:y="9.4cm">
          <text:p text:style-name="P3">SwitchOn()</text:p>
          <text:p text:style-name="P3">SwitchOff()</text:p>
          <text:p text:style-name="P3">...</text:p>
          <draw:enhanced-geometry svg:viewBox="0 0 21600 21600" draw:type="rectangle" draw:enhanced-path="M 0 0 L 21600 0 21600 21600 0 21600 0 0 Z N"/>
        </draw:custom-shape>
        <draw:line draw:style-name="gr2" draw:text-style-name="P5" draw:layer="layout" svg:x1="11.5cm" svg:y1="11.9cm" svg:x2="11.5cm" svg:y2="14.5cm">
          <text:p/>
        </draw:line>
        <draw:line draw:style-name="gr2" draw:text-style-name="P5" draw:layer="layout" svg:x1="17.5cm" svg:y1="8.5cm" svg:x2="20cm" svg:y2="8.5cm">
          <text:p/>
        </draw:line>
        <draw:frame draw:style-name="gr3" draw:text-style-name="P6" draw:layer="layout" svg:width="1.666cm" svg:height="1.962cm" svg:x="18.6cm" svg:y="7.5cm">
          <draw:text-box>
            <text:p>0..N</text:p>
          </draw:text-box>
        </draw:frame>
        <draw:custom-shape draw:style-name="gr1" draw:text-style-name="P2" draw:layer="layout" svg:width="3.9cm" svg:height="2cm" svg:x="15.5cm" svg:y="14.5cm">
          <text:p text:style-name="P1">Radio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3.9cm" svg:height="2.6cm" svg:x="15.5cm" svg:y="16.5cm">
          <text:p text:style-name="P3">SwitchOn()</text:p>
          <text:p text:style-name="P3">SwitchOff()</text:p>
          <text:p text:style-name="P3">...</text:p>
          <draw:enhanced-geometry svg:viewBox="0 0 21600 21600" draw:type="rectangle" draw:enhanced-path="M 0 0 L 21600 0 21600 21600 0 21600 0 0 Z N"/>
        </draw:custom-shape>
        <draw:line draw:style-name="gr2" draw:text-style-name="P5" draw:layer="layout" svg:x1="16.7cm" svg:y1="11.9cm" svg:x2="16.7cm" svg:y2="14.5cm">
          <text:p/>
        </draw:line>
        <draw:frame draw:style-name="gr3" draw:text-style-name="P6" draw:layer="layout" svg:width="1.666cm" svg:height="1.962cm" svg:x="16.7cm" svg:y="13.4cm">
          <draw:text-box>
            <text:p>0..N</text:p>
          </draw:text-box>
        </draw:frame>
        <draw:frame draw:style-name="gr3" draw:text-style-name="P6" draw:layer="layout" svg:width="1.666cm" svg:height="1.962cm" svg:x="9.8cm" svg:y="13.4cm">
          <draw:text-box>
            <text:p>0..N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marker draw:name="Diamond" svg:viewBox="0 0 3000 6000" svg:d="M1500 0l1500 3000-1500 3000-1500-300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09-04-16T11:32:18.87</meta:creation-date>
    <meta:editing-duration>PT46M14S</meta:editing-duration>
    <meta:editing-cycles>8</meta:editing-cycles>
    <meta:generator>LibreOffice/6.4.6.2$Linux_X86_64 LibreOffice_project/40$Build-2</meta:generator>
    <dc:date>2021-03-03T23:34:20.317686853</dc:date>
    <meta:document-statistic meta:object-count="18"/>
  </office:meta>
</office:document-meta>
</file>